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6f6d9" officeooo:paragraph-rsid="00479732" style:font-size-asian="10pt" style:font-size-complex="10pt"/>
    </style:style>
    <style:style style:name="P2" style:family="paragraph" style:parent-style-name="Standard">
      <style:text-properties fo:font-size="10pt" officeooo:rsid="00a6f6d9" officeooo:paragraph-rsid="00479732" style:font-size-asian="10pt" style:font-size-complex="10pt"/>
    </style:style>
    <style:style style:name="P3" style:family="paragraph" style:parent-style-name="Standard">
      <style:text-properties fo:font-size="10pt" officeooo:rsid="00aa756e" officeooo:paragraph-rsid="00aa756e" style:font-size-asian="10pt" style:font-size-complex="10pt"/>
    </style:style>
    <style:style style:name="P4" style:family="paragraph" style:parent-style-name="Standard">
      <style:text-properties fo:font-size="10pt" officeooo:rsid="00ab00a4" officeooo:paragraph-rsid="00ab00a4" style:font-size-asian="10pt" style:font-size-complex="10pt"/>
    </style:style>
    <style:style style:name="T1" style:family="text">
      <style:text-properties officeooo:rsid="00a6f6d9"/>
    </style:style>
    <style:style style:name="T2" style:family="text">
      <style:text-properties officeooo:rsid="00ab00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Acte 8 -- On the road again ----------------------------------------------------------------------------</text:p>
      <text:p text:style-name="P1"/>
      <text:p text:style-name="P3">Scène 1:Plan soleil qui se lève.</text:p>
      <text:p text:style-name="P3"/>
      <text:p text:style-name="P3">Scène 2 : <text:span text:style-name="T1">Dédé </text:span>descend d’une voiture ambulance, accueillit par les Vanupié. </text:p>
      <text:p text:style-name="P3"/>
      <text:p text:style-name="P3">Scène 3 :<text:span text:style-name="T1"> Dédé allume les </text:span>l<text:span text:style-name="T1">u</text:span>m<text:span text:style-name="T1">ières avec ses mains. </text:span></text:p>
      <text:p text:style-name="P3"/>
      <text:p text:style-name="P3"><text:span text:style-name="T2">Scène 4 : Les Barons disent au revoir et reprennent la route.</text:span></text:p>
      <text:p text:style-name="P3"/>
      <text:p text:style-name="P4">Scène 5 : SS ou DS en parle en gros plan <text:span text:style-name="T1">:</text:span></text:p>
      <text:p text:style-name="P4"/>
      <text:p text:style-name="P4"/>
      <text:p text:style-name="P4">[Paneau texte] :<text:span text:style-name="T1">"bonne route, revenez quand vous voulez"</text:span></text:p>
      <text:p text:style-name="P1"/>
      <text:p text:style-name="P1"/>
      <text:p text:style-name="P1"><text:span text:style-name="T2">Scène 6 </text:span>plan des barons qui partent (Cf.: cinemascop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4-03T15:31:37.562232932</dc:date>
    <meta:editing-duration>PT10H3M30S</meta:editing-duration>
    <meta:editing-cycles>137</meta:editing-cycles>
    <meta:document-statistic meta:table-count="0" meta:image-count="0" meta:object-count="0" meta:page-count="1" meta:paragraph-count="8" meta:word-count="78" meta:character-count="479" meta:non-whitespace-character-count="407"/>
  </office:meta>
</office:document-meta>
</file>